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48.35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26.1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20200917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8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2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1">
      <style:table-cell-properties style:rotation-align="none"/>
    </style:style>
    <style:style style:name="ce41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3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background-color="#92d05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 style:data-style-name="N0">
      <style:table-cell-properties fo:border-bottom="0.74pt solid #000000" fo:background-color="#a9d18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6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3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4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11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1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0917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<text:span text:style-name="T1">en 3 casos confirmados no ha sido posible identificar la edad o el sexo</text:span>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6" office:value-type="string" calcext:value-type="string">
            <text:p>Hombre</text:p>
          </table:table-cell>
          <table:table-cell table:style-name="ce16" office:value-type="string" calcext:value-type="string">
            <text:p>Mujer</text:p>
          </table:table-cell>
          <table:table-cell table:style-name="ce16" office:value-type="string" calcext:value-type="string">
            <text:p>Total general</text:p>
          </table:table-cell>
          <table:table-cell table:style-name="ce36" office:value-type="string" calcext:value-type="string">
            <text:p>% <text:s/>sobre el total</text:p>
          </table:table-cell>
          <table:table-cell table:style-name="ce36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31" table:formula="of:=[.B3]+[.C3]" office:value-type="float" office:value="3" calcext:value-type="float">
            <text:p>3</text:p>
          </table:table-cell>
          <table:table-cell table:style-name="ce37" table:formula="of:=[.D3]/[.$D$12]" office:value-type="percentage" office:value="0.00705882352941177" calcext:value-type="percentage">
            <text:p>0,7%</text:p>
          </table:table-cell>
          <table:table-cell table:style-name="ce41" table:formula="of:=[.E3]" office:value-type="percentage" office:value="0.00705882352941177" calcext:value-type="percentage">
            <text:p>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8" office:value-type="float" office:value="29" calcext:value-type="float">
            <text:p>29</text:p>
          </table:table-cell>
          <table:table-cell table:style-name="ce27" office:value-type="float" office:value="27" calcext:value-type="float">
            <text:p>27</text:p>
          </table:table-cell>
          <table:table-cell table:style-name="ce31" table:formula="of:=[.B4]+[.C4]" office:value-type="float" office:value="56" calcext:value-type="float">
            <text:p>56</text:p>
          </table:table-cell>
          <table:table-cell table:style-name="ce37" table:formula="of:=[.D4]/[.$D$12]" office:value-type="percentage" office:value="0.131764705882353" calcext:value-type="percentage">
            <text:p>13,2%</text:p>
          </table:table-cell>
          <table:table-cell table:style-name="ce42" table:formula="of:=[.F3]+[.E4]" office:value-type="percentage" office:value="0.138823529411765" calcext:value-type="percentage">
            <text:p>14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8" office:value-type="float" office:value="19" calcext:value-type="float">
            <text:p>19</text:p>
          </table:table-cell>
          <table:table-cell table:style-name="ce27" office:value-type="float" office:value="28" calcext:value-type="float">
            <text:p>28</text:p>
          </table:table-cell>
          <table:table-cell table:style-name="ce31" table:formula="of:=[.B5]+[.C5]" office:value-type="float" office:value="47" calcext:value-type="float">
            <text:p>47</text:p>
          </table:table-cell>
          <table:table-cell table:style-name="ce37" table:formula="of:=[.D5]/[.$D$12]" office:value-type="percentage" office:value="0.110588235294118" calcext:value-type="percentage">
            <text:p>11,1%</text:p>
          </table:table-cell>
          <table:table-cell table:style-name="ce41" table:formula="of:=[.F4]+[.E5]" office:value-type="percentage" office:value="0.249411764705882" calcext:value-type="percentage">
            <text:p>25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8" office:value-type="float" office:value="24" calcext:value-type="float">
            <text:p>24</text:p>
          </table:table-cell>
          <table:table-cell table:style-name="ce27" office:value-type="float" office:value="22" calcext:value-type="float">
            <text:p>22</text:p>
          </table:table-cell>
          <table:table-cell table:style-name="ce31" table:formula="of:=[.B6]+[.C6]" office:value-type="float" office:value="46" calcext:value-type="float">
            <text:p>46</text:p>
          </table:table-cell>
          <table:table-cell table:style-name="ce37" table:formula="of:=[.D6]/[.$D$12]" office:value-type="percentage" office:value="0.108235294117647" calcext:value-type="percentage">
            <text:p>10,8%</text:p>
          </table:table-cell>
          <table:table-cell table:style-name="ce43" table:formula="of:=[.F5]+[.E6]" office:value-type="percentage" office:value="0.357647058823529" calcext:value-type="percentage">
            <text:p>36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8" office:value-type="float" office:value="22" calcext:value-type="float">
            <text:p>22</text:p>
          </table:table-cell>
          <table:table-cell table:style-name="ce27" office:value-type="float" office:value="31" calcext:value-type="float">
            <text:p>31</text:p>
          </table:table-cell>
          <table:table-cell table:style-name="ce31" table:formula="of:=[.B7]+[.C7]" office:value-type="float" office:value="53" calcext:value-type="float">
            <text:p>53</text:p>
          </table:table-cell>
          <table:table-cell table:style-name="ce37" table:formula="of:=[.D7]/[.$D$12]" office:value-type="percentage" office:value="0.124705882352941" calcext:value-type="percentage">
            <text:p>12,5%</text:p>
          </table:table-cell>
          <table:table-cell table:style-name="ce43" table:formula="of:=[.F6]+[.E7]" office:value-type="percentage" office:value="0.482352941176471" calcext:value-type="percentage">
            <text:p>48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8" office:value-type="float" office:value="28" calcext:value-type="float">
            <text:p>28</text:p>
          </table:table-cell>
          <table:table-cell table:style-name="ce27" office:value-type="float" office:value="29" calcext:value-type="float">
            <text:p>29</text:p>
          </table:table-cell>
          <table:table-cell table:style-name="ce31" table:formula="of:=[.B8]+[.C8]" office:value-type="float" office:value="57" calcext:value-type="float">
            <text:p>57</text:p>
          </table:table-cell>
          <table:table-cell table:style-name="ce37" table:formula="of:=[.D8]/[.$D$12]" office:value-type="percentage" office:value="0.134117647058824" calcext:value-type="percentage">
            <text:p>13,4%</text:p>
          </table:table-cell>
          <table:table-cell table:style-name="ce41" table:formula="of:=[.F7]+[.E8]" office:value-type="percentage" office:value="0.616470588235294" calcext:value-type="percentage">
            <text:p>62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8" office:value-type="float" office:value="30" calcext:value-type="float">
            <text:p>30</text:p>
          </table:table-cell>
          <table:table-cell table:style-name="ce27" office:value-type="float" office:value="28" calcext:value-type="float">
            <text:p>28</text:p>
          </table:table-cell>
          <table:table-cell table:style-name="ce31" table:formula="of:=[.B9]+[.C9]" office:value-type="float" office:value="58" calcext:value-type="float">
            <text:p>58</text:p>
          </table:table-cell>
          <table:table-cell table:style-name="ce37" table:formula="of:=[.D9]/[.$D$12]" office:value-type="percentage" office:value="0.136470588235294" calcext:value-type="percentage">
            <text:p>13,6%</text:p>
          </table:table-cell>
          <table:table-cell table:style-name="ce41" table:formula="of:=[.F8]+[.E9]" office:value-type="percentage" office:value="0.752941176470588" calcext:value-type="percentage">
            <text:p>75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8" office:value-type="float" office:value="16" calcext:value-type="float">
            <text:p>16</text:p>
          </table:table-cell>
          <table:table-cell table:style-name="ce27" office:value-type="float" office:value="19" calcext:value-type="float">
            <text:p>19</text:p>
          </table:table-cell>
          <table:table-cell table:style-name="ce31" table:formula="of:=[.B10]+[.C10]" office:value-type="float" office:value="35" calcext:value-type="float">
            <text:p>35</text:p>
          </table:table-cell>
          <table:table-cell table:style-name="ce37" table:formula="of:=[.D10]/[.$D$12]" office:value-type="percentage" office:value="0.0823529411764706" calcext:value-type="percentage">
            <text:p>8,2%</text:p>
          </table:table-cell>
          <table:table-cell table:style-name="ce41" table:formula="of:=[.F9]+[.E10]" office:value-type="percentage" office:value="0.835294117647059" calcext:value-type="percentage">
            <text:p>84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18" office:value-type="float" office:value="24" calcext:value-type="float">
            <text:p>24</text:p>
          </table:table-cell>
          <table:table-cell table:style-name="ce27" office:value-type="float" office:value="46" calcext:value-type="float">
            <text:p>46</text:p>
          </table:table-cell>
          <table:table-cell table:style-name="ce31" table:formula="of:=[.B11]+[.C11]" office:value-type="float" office:value="70" calcext:value-type="float">
            <text:p>70</text:p>
          </table:table-cell>
          <table:table-cell table:style-name="ce38" table:formula="of:=[.D11]/[.$D$12]" office:value-type="percentage" office:value="0.164705882352941" calcext:value-type="percentage">
            <text:p>16,5%</text:p>
          </table:table-cell>
          <table:table-cell table:style-name="ce41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19" table:formula="of:=SUM([.B3:.B11])" office:value-type="float" office:value="193" calcext:value-type="float">
            <text:p>193</text:p>
          </table:table-cell>
          <table:table-cell table:style-name="ce19" table:formula="of:=SUM([.C3:.C11])" office:value-type="float" office:value="232" calcext:value-type="float">
            <text:p>232</text:p>
          </table:table-cell>
          <table:table-cell table:style-name="ce32" table:formula="of:=SUM([.D3:.D1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0" table:formula="of:=[.B12]/[.D12]" office:value-type="percentage" office:value="0.454117647058824" calcext:value-type="percentage">
            <text:p>45 %</text:p>
          </table:table-cell>
          <table:table-cell table:style-name="ce20" table:formula="of:=[.C12]/[.D12]" office:value-type="percentage" office:value="0.545882352941177" calcext:value-type="percentage">
            <text:p>55 %</text:p>
          </table:table-cell>
          <table:table-cell table:style-name="ce33"/>
          <table:table-cell table:number-columns-repeated="6"/>
        </table:table-row>
        <table:table-row table:style-name="ro1">
          <table:table-cell table:style-name="ce5"/>
          <table:table-cell table:style-name="ce20" table:number-columns-repeated="2"/>
          <table:table-cell table:style-name="ce33"/>
          <table:table-cell table:number-columns-repeated="6"/>
        </table:table-row>
        <table:table-row table:style-name="ro1">
          <table:table-cell table:style-name="ce6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Distribución por provincias: <text:span text:style-name="T1">en 1 caso confirmado no ha sido posible identificar la provincia de procedencia</text:span>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6" office:value-type="string" calcext:value-type="string">
            <text:p>TERUEL</text:p>
          </table:table-cell>
          <table:table-cell table:style-name="ce16" office:value-type="string" calcext:value-type="string">
            <text:p>ZARAGOZA</text:p>
          </table:table-cell>
          <table:table-cell table:style-name="ce16" office:value-type="string" calcext:value-type="string">
            <text:p>OTROS/NO IDENTIFICADO</text:p>
          </table:table-cell>
          <table:table-cell table:style-name="ce16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62"/>
          <table:covered-table-cell table:style-name="ce70"/>
          <table:table-cell/>
        </table:table-row>
        <table:table-row table:style-name="ro2">
          <table:table-cell table:style-name="ce8" office:value-type="float" office:value="42" calcext:value-type="float">
            <text:p>42</text:p>
          </table:table-cell>
          <table:table-cell table:style-name="ce21" office:value-type="float" office:value="58" calcext:value-type="float">
            <text:p>58</text:p>
          </table:table-cell>
          <table:table-cell table:style-name="ce21" office:value-type="float" office:value="327" calcext:value-type="float">
            <text:p>327</text:p>
          </table:table-cell>
          <table:table-cell table:style-name="ce34" office:value-type="float" office:value="1" calcext:value-type="float">
            <text:p>1</text:p>
          </table:table-cell>
          <table:table-cell table:style-name="ce22" table:formula="of:=SUM([.A18:.D18])" office:value-type="float" office:value="428" calcext:value-type="float">
            <text:p>428</text:p>
          </table:table-cell>
          <table:table-cell/>
          <table:table-cell table:style-name="ce53" office:value-type="percentage" office:value="0.041" calcext:value-type="percentage" table:number-columns-spanned="3" table:number-rows-spanned="1">
            <text:p>4,10 %</text:p>
          </table:table-cell>
          <table:covered-table-cell table:style-name="ce62"/>
          <table:covered-table-cell table:style-name="ce70"/>
          <table:table-cell/>
        </table:table-row>
        <table:table-row table:style-name="ro2">
          <table:table-cell table:style-name="ce9" table:formula="of:=[.A18]/[.$E$18]" office:value-type="percentage" office:value="0.0981308411214953" calcext:value-type="percentage">
            <text:p>9,8%</text:p>
          </table:table-cell>
          <table:table-cell table:style-name="ce9" table:formula="of:=[.B18]/[.$E$18]" office:value-type="percentage" office:value="0.135514018691589" calcext:value-type="percentage">
            <text:p>13,6%</text:p>
          </table:table-cell>
          <table:table-cell table:style-name="ce9" table:formula="of:=[.C18]/[.$E$18]" office:value-type="percentage" office:value="0.764018691588785" calcext:value-type="percentage">
            <text:p>76,4%</text:p>
          </table:table-cell>
          <table:table-cell table:style-name="ce9" table:formula="of:=[.D18]/[.$E$18]" office:value-type="percentage" office:value="0.00233644859813084" calcext:value-type="percentage">
            <text:p>0,2%</text:p>
          </table:table-cell>
          <table:table-cell table:style-name="ce22"/>
          <table:table-cell table:number-columns-repeated="5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62"/>
          <table:covered-table-cell table:style-name="ce70"/>
          <table:table-cell/>
        </table:table-row>
        <table:table-row table:style-name="ro2">
          <table:table-cell table:style-name="ce10" office:value-type="string" calcext:value-type="string">
            <text:p>Distribución por síntomas: <text:span text:style-name="T1">en 1 casos confirmado no ha sido posible identificar la existencia o no de sintomatología</text:span></text:p>
          </table:table-cell>
          <table:table-cell table:number-columns-repeated="5"/>
          <table:table-cell table:style-name="ce54" office:value-type="float" office:value="10.1" calcext:value-type="float" table:number-columns-spanned="3" table:number-rows-spanned="1">
            <text:p>10,10</text:p>
          </table:table-cell>
          <table:covered-table-cell table:style-name="ce63"/>
          <table:covered-table-cell table:style-name="ce71"/>
          <table:table-cell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207" calcext:value-type="float">
            <text:p>207</text:p>
          </table:table-cell>
          <table:table-cell table:style-name="ce28" table:formula="of:=[.B22]/428" office:value-type="percentage" office:value="0.483644859813084" calcext:value-type="percentage">
            <text:p>48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2" office:value-type="float" office:value="220" calcext:value-type="float">
            <text:p>220</text:p>
          </table:table-cell>
          <table:table-cell table:style-name="ce29" table:formula="of:=[.B23]/428" office:value-type="percentage" office:value="0.514018691588785" calcext:value-type="percentage">
            <text:p>51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<text:span text:style-name="T1">en 14 casos confirmado no ha sido posible identificar la zona básica de salud.</text:span></text:p>
          </table:table-cell>
          <table:table-cell table:number-columns-repeated="4"/>
          <table:table-cell table:style-name="ce10" office:value-type="string" calcext:value-type="string">
            <text:p>Distribución por Sector Sanitario: <text:span text:style-name="T1">en 14 casos confirmado no ha sido posible identificar el sector sanitario.</text:span>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39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Ejea de Los Caballeros</text:p>
          </table:table-cell>
          <table:table-cell table:style-name="ce23" office:value-type="float" office:value="26" calcext:value-type="float">
            <text:p>26</text:p>
          </table:table-cell>
          <table:table-cell table:style-name="ce30" table:formula="of:=[.B28]/[.$B$100]" office:value-type="percentage" office:value="0.0594965675057208" calcext:value-type="percentage">
            <text:p>5,95 %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44" office:value-type="string" calcext:value-type="string">
            <text:p>ALCAÑIZ</text:p>
          </table:table-cell>
          <table:table-cell table:style-name="ce55" office:value-type="float" office:value="26" calcext:value-type="float">
            <text:p>26</text:p>
          </table:table-cell>
          <table:table-cell table:style-name="ce64" table:formula="of:=[.G28]/[.G$37]" office:value-type="percentage" office:value="0.0607476635514019" calcext:value-type="percentage">
            <text:p>6,07 %</text:p>
          </table:table-cell>
          <table:table-cell table:style-name="ce72"/>
          <table:table-cell table:style-name="ce6"/>
        </table:table-row>
        <table:table-row table:style-name="ro2">
          <table:table-cell table:style-name="ce13" office:value-type="string" calcext:value-type="string">
            <text:p>Parque Goya</text:p>
          </table:table-cell>
          <table:table-cell table:style-name="ce23" office:value-type="float" office:value="18" calcext:value-type="float">
            <text:p>18</text:p>
          </table:table-cell>
          <table:table-cell table:style-name="ce30" table:formula="of:=[.B29]/[.$B$100]" office:value-type="percentage" office:value="0.0411899313501144" calcext:value-type="percentage">
            <text:p>4,12 %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45" office:value-type="string" calcext:value-type="string">
            <text:p>BARBASTRO</text:p>
          </table:table-cell>
          <table:table-cell table:style-name="ce56" office:value-type="float" office:value="7" calcext:value-type="float">
            <text:p>7</text:p>
          </table:table-cell>
          <table:table-cell table:style-name="ce65" table:formula="of:=[.G29]/[.G$37]" office:value-type="percentage" office:value="0.0163551401869159" calcext:value-type="percentage">
            <text:p>1,64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Alagon</text:p>
          </table:table-cell>
          <table:table-cell table:style-name="ce23" office:value-type="float" office:value="16" calcext:value-type="float">
            <text:p>16</text:p>
          </table:table-cell>
          <table:table-cell table:style-name="ce30" table:formula="of:=[.B30]/[.$B$100]" office:value-type="percentage" office:value="0.0366132723112128" calcext:value-type="percentage">
            <text:p>3,66 %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45" office:value-type="string" calcext:value-type="string">
            <text:p>CALATAYUD</text:p>
          </table:table-cell>
          <table:table-cell table:style-name="ce56" office:value-type="float" office:value="1" calcext:value-type="float">
            <text:p>1</text:p>
          </table:table-cell>
          <table:table-cell table:style-name="ce66" table:formula="of:=[.G30]/[.G$37]" office:value-type="percentage" office:value="0.00233644859813084" calcext:value-type="percentage">
            <text:p>0,23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Avenida Cataluña</text:p>
          </table:table-cell>
          <table:table-cell table:style-name="ce23" office:value-type="float" office:value="16" calcext:value-type="float">
            <text:p>16</text:p>
          </table:table-cell>
          <table:table-cell table:style-name="ce30" table:formula="of:=[.B31]/[.$B$100]" office:value-type="percentage" office:value="0.0366132723112128" calcext:value-type="percentage">
            <text:p>3,66 %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45" office:value-type="string" calcext:value-type="string">
            <text:p>HUESCA</text:p>
          </table:table-cell>
          <table:table-cell table:style-name="ce56" office:value-type="float" office:value="32" calcext:value-type="float">
            <text:p>32</text:p>
          </table:table-cell>
          <table:table-cell table:style-name="ce65" table:formula="of:=[.G31]/[.G$37]" office:value-type="percentage" office:value="0.0747663551401869" calcext:value-type="percentage">
            <text:p>7,48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Huesca Capital Nº 1 (Perpetuo Socorro)</text:p>
          </table:table-cell>
          <table:table-cell table:style-name="ce23" office:value-type="float" office:value="16" calcext:value-type="float">
            <text:p>16</text:p>
          </table:table-cell>
          <table:table-cell table:style-name="ce30" table:formula="of:=[.B32]/[.$B$100]" office:value-type="percentage" office:value="0.0366132723112128" calcext:value-type="percentage">
            <text:p>3,66 %</text:p>
          </table:table-cell>
          <table:table-cell table:style-name="ce35" office:value-type="float" office:value="5" calcext:value-type="float">
            <text:p>5</text:p>
          </table:table-cell>
          <table:table-cell/>
          <table:table-cell table:style-name="ce45" office:value-type="string" calcext:value-type="string">
            <text:p>TERUEL</text:p>
          </table:table-cell>
          <table:table-cell table:style-name="ce56" office:value-type="float" office:value="44" calcext:value-type="float">
            <text:p>44</text:p>
          </table:table-cell>
          <table:table-cell table:style-name="ce66" table:formula="of:=[.G32]/[.G$37]" office:value-type="percentage" office:value="0.102803738317757" calcext:value-type="percentage">
            <text:p>10,28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Fernando El Catolico</text:p>
          </table:table-cell>
          <table:table-cell table:style-name="ce23" office:value-type="float" office:value="14" calcext:value-type="float">
            <text:p>14</text:p>
          </table:table-cell>
          <table:table-cell table:style-name="ce30" table:formula="of:=[.B33]/[.$B$100]" office:value-type="percentage" office:value="0.0320366132723112" calcext:value-type="percentage">
            <text:p>3,20 %</text:p>
          </table:table-cell>
          <table:table-cell table:style-name="ce35" office:value-type="float" office:value="6" calcext:value-type="float">
            <text:p>6</text:p>
          </table:table-cell>
          <table:table-cell/>
          <table:table-cell table:style-name="ce45" office:value-type="string" calcext:value-type="string">
            <text:p>ZARAGOZA I</text:p>
          </table:table-cell>
          <table:table-cell table:style-name="ce56" office:value-type="float" office:value="78" calcext:value-type="float">
            <text:p>78</text:p>
          </table:table-cell>
          <table:table-cell table:style-name="ce65" table:formula="of:=[.G33]/[.G$37]" office:value-type="percentage" office:value="0.182242990654206" calcext:value-type="percentage">
            <text:p>18,22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Fuentes De Ebro</text:p>
          </table:table-cell>
          <table:table-cell table:style-name="ce23" office:value-type="float" office:value="14" calcext:value-type="float">
            <text:p>14</text:p>
          </table:table-cell>
          <table:table-cell table:style-name="ce30" table:formula="of:=[.B34]/[.$B$100]" office:value-type="percentage" office:value="0.0320366132723112" calcext:value-type="percentage">
            <text:p>3,20 %</text:p>
          </table:table-cell>
          <table:table-cell table:style-name="ce35" office:value-type="float" office:value="7" calcext:value-type="float">
            <text:p>7</text:p>
          </table:table-cell>
          <table:table-cell/>
          <table:table-cell table:style-name="ce46" office:value-type="string" calcext:value-type="string">
            <text:p>ZARAGOZA II</text:p>
          </table:table-cell>
          <table:table-cell table:style-name="ce57" office:value-type="float" office:value="116" calcext:value-type="float">
            <text:p>116</text:p>
          </table:table-cell>
          <table:table-cell table:style-name="ce67" table:formula="of:=[.G34]/[.G$37]" office:value-type="percentage" office:value="0.271028037383178" calcext:value-type="percentage">
            <text:p>27,10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Miralbueno-Garrapinillos</text:p>
          </table:table-cell>
          <table:table-cell table:style-name="ce23" office:value-type="float" office:value="12" calcext:value-type="float">
            <text:p>12</text:p>
          </table:table-cell>
          <table:table-cell table:style-name="ce30" table:formula="of:=[.B35]/[.$B$100]" office:value-type="percentage" office:value="0.0274599542334096" calcext:value-type="percentage">
            <text:p>2,75 %</text:p>
          </table:table-cell>
          <table:table-cell table:style-name="ce35" office:value-type="float" office:value="8" calcext:value-type="float">
            <text:p>8</text:p>
          </table:table-cell>
          <table:table-cell/>
          <table:table-cell table:style-name="ce47" office:value-type="string" calcext:value-type="string">
            <text:p>ZARAGOZA III</text:p>
          </table:table-cell>
          <table:table-cell table:style-name="ce58" office:value-type="float" office:value="110" calcext:value-type="float">
            <text:p>110</text:p>
          </table:table-cell>
          <table:table-cell table:style-name="ce68" table:formula="of:=[.G35]/[.G$37]" office:value-type="percentage" office:value="0.257009345794392" calcext:value-type="percentage">
            <text:p>25,70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Maria De Huerva</text:p>
          </table:table-cell>
          <table:table-cell table:style-name="ce23" office:value-type="float" office:value="10" calcext:value-type="float">
            <text:p>10</text:p>
          </table:table-cell>
          <table:table-cell table:style-name="ce30" table:formula="of:=[.B36]/[.$B$100]" office:value-type="percentage" office:value="0.022883295194508" calcext:value-type="percentage">
            <text:p>2,29 %</text:p>
          </table:table-cell>
          <table:table-cell table:style-name="ce35" office:value-type="float" office:value="9" calcext:value-type="float">
            <text:p>9</text:p>
          </table:table-cell>
          <table:table-cell/>
          <table:table-cell table:style-name="ce48" office:value-type="string" calcext:value-type="string">
            <text:p>No identificado</text:p>
          </table:table-cell>
          <table:table-cell table:style-name="ce59" office:value-type="float" office:value="14" calcext:value-type="float">
            <text:p>14</text:p>
          </table:table-cell>
          <table:table-cell table:style-name="ce66" table:formula="of:=[.G36]/[.G$37]" office:value-type="percentage" office:value="0.0327102803738318" calcext:value-type="percentage">
            <text:p>3,27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Torrero La Paz</text:p>
          </table:table-cell>
          <table:table-cell table:style-name="ce23" office:value-type="float" office:value="10" calcext:value-type="float">
            <text:p>10</text:p>
          </table:table-cell>
          <table:table-cell table:style-name="ce30" table:formula="of:=[.B37]/[.$B$100]" office:value-type="percentage" office:value="0.022883295194508" calcext:value-type="percentage">
            <text:p>2,29 %</text:p>
          </table:table-cell>
          <table:table-cell table:style-name="ce35" office:value-type="float" office:value="10" calcext:value-type="float">
            <text:p>10</text:p>
          </table:table-cell>
          <table:table-cell/>
          <table:table-cell table:style-name="ce49" office:value-type="string" calcext:value-type="string">
            <text:p>TOTAL</text:p>
          </table:table-cell>
          <table:table-cell table:style-name="ce60" table:formula="of:=SUM([.G28:.G36])" office:value-type="float" office:value="428" calcext:value-type="float">
            <text:p>428</text:p>
          </table:table-cell>
          <table:table-cell table:style-name="ce69"/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Andorra</text:p>
          </table:table-cell>
          <table:table-cell table:style-name="ce23" office:value-type="float" office:value="9" calcext:value-type="float">
            <text:p>9</text:p>
          </table:table-cell>
          <table:table-cell table:style-name="ce30" table:formula="of:=[.B38]/[.$B$100]" office:value-type="percentage" office:value="0.0205949656750572" calcext:value-type="percentage">
            <text:p>2,06 %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Cedrillas</text:p>
          </table:table-cell>
          <table:table-cell table:style-name="ce23" office:value-type="float" office:value="9" calcext:value-type="float">
            <text:p>9</text:p>
          </table:table-cell>
          <table:table-cell table:style-name="ce30" table:formula="of:=[.B39]/[.$B$100]" office:value-type="percentage" office:value="0.0205949656750572" calcext:value-type="percentage">
            <text:p>2,06 %</text:p>
          </table:table-cell>
          <table:table-cell table:style-name="ce35" office:value-type="float" office:value="12" calcext:value-type="float">
            <text:p>12</text:p>
          </table:table-cell>
          <table:table-cell/>
          <table:table-cell table:style-name="ce50" table:number-columns-repeated="5"/>
        </table:table-row>
        <table:table-row table:style-name="ro2">
          <table:table-cell table:style-name="ce13" office:value-type="string" calcext:value-type="string">
            <text:p>Delicias Sur</text:p>
          </table:table-cell>
          <table:table-cell table:style-name="ce23" office:value-type="float" office:value="9" calcext:value-type="float">
            <text:p>9</text:p>
          </table:table-cell>
          <table:table-cell table:style-name="ce30" table:formula="of:=[.B40]/[.$B$100]" office:value-type="percentage" office:value="0.0205949656750572" calcext:value-type="percentage">
            <text:p>2,06 %</text:p>
          </table:table-cell>
          <table:table-cell table:style-name="ce35" office:value-type="float" office:value="13" calcext:value-type="float">
            <text:p>13</text:p>
          </table:table-cell>
          <table:table-cell/>
          <table:table-cell table:style-name="ce51" table:number-columns-repeated="5"/>
        </table:table-row>
        <table:table-row table:style-name="ro2">
          <table:table-cell table:style-name="ce13" office:value-type="string" calcext:value-type="string">
            <text:p>Huesca Capital Nº 2 (Santo Grial)</text:p>
          </table:table-cell>
          <table:table-cell table:style-name="ce23" office:value-type="float" office:value="9" calcext:value-type="float">
            <text:p>9</text:p>
          </table:table-cell>
          <table:table-cell table:style-name="ce30" table:formula="of:=[.B41]/[.$B$100]" office:value-type="percentage" office:value="0.0205949656750572" calcext:value-type="percentage">
            <text:p>2,06 %</text:p>
          </table:table-cell>
          <table:table-cell table:style-name="ce35" office:value-type="float" office:value="14" calcext:value-type="float">
            <text:p>14</text:p>
          </table:table-cell>
          <table:table-cell/>
          <table:table-cell table:style-name="ce52" table:number-columns-repeated="5"/>
        </table:table-row>
        <table:table-row table:style-name="ro2">
          <table:table-cell table:style-name="ce13" office:value-type="string" calcext:value-type="string">
            <text:p>Las Fuentes Norte</text:p>
          </table:table-cell>
          <table:table-cell table:style-name="ce23" office:value-type="float" office:value="9" calcext:value-type="float">
            <text:p>9</text:p>
          </table:table-cell>
          <table:table-cell table:style-name="ce30" table:formula="of:=[.B42]/[.$B$100]" office:value-type="percentage" office:value="0.0205949656750572" calcext:value-type="percentage">
            <text:p>2,06 %</text:p>
          </table:table-cell>
          <table:table-cell table:style-name="ce35" office:value-type="float" office:value="15" calcext:value-type="float">
            <text:p>15</text:p>
          </table:table-cell>
          <table:table-cell/>
          <table:table-cell table:style-name="ce52" table:number-columns-repeated="5"/>
        </table:table-row>
        <table:table-row table:style-name="ro2">
          <table:table-cell table:style-name="ce13" office:value-type="string" calcext:value-type="string">
            <text:p>Torre Ramona</text:p>
          </table:table-cell>
          <table:table-cell table:style-name="ce23" office:value-type="float" office:value="9" calcext:value-type="float">
            <text:p>9</text:p>
          </table:table-cell>
          <table:table-cell table:style-name="ce30" table:formula="of:=[.B43]/[.$B$100]" office:value-type="percentage" office:value="0.0205949656750572" calcext:value-type="percentage">
            <text:p>2,06 %</text:p>
          </table:table-cell>
          <table:table-cell table:style-name="ce35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Caspe</text:p>
          </table:table-cell>
          <table:table-cell table:style-name="ce23" office:value-type="float" office:value="8" calcext:value-type="float">
            <text:p>8</text:p>
          </table:table-cell>
          <table:table-cell table:style-name="ce30" table:formula="of:=[.B44]/[.$B$100]" office:value-type="percentage" office:value="0.0183066361556064" calcext:value-type="percentage">
            <text:p>1,83 %</text:p>
          </table:table-cell>
          <table:table-cell table:style-name="ce35"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n Jose Centro</text:p>
          </table:table-cell>
          <table:table-cell table:style-name="ce23" office:value-type="float" office:value="8" calcext:value-type="float">
            <text:p>8</text:p>
          </table:table-cell>
          <table:table-cell table:style-name="ce30" table:formula="of:=[.B45]/[.$B$100]" office:value-type="percentage" office:value="0.0183066361556064" calcext:value-type="percentage">
            <text:p>1,83 %</text:p>
          </table:table-cell>
          <table:table-cell table:style-name="ce35" office:value-type="float" office:value="18" calcext:value-type="float">
            <text:p>18</text:p>
          </table:table-cell>
          <table:table-cell table:style-name="ce40"/>
          <table:table-cell table:number-columns-repeated="5"/>
        </table:table-row>
        <table:table-row table:style-name="ro2">
          <table:table-cell table:style-name="ce13" office:value-type="string" calcext:value-type="string">
            <text:p>Santa Eulalia Del Campo</text:p>
          </table:table-cell>
          <table:table-cell table:style-name="ce23" office:value-type="float" office:value="8" calcext:value-type="float">
            <text:p>8</text:p>
          </table:table-cell>
          <table:table-cell table:style-name="ce30" table:formula="of:=[.B46]/[.$B$100]" office:value-type="percentage" office:value="0.0183066361556064" calcext:value-type="percentage">
            <text:p>1,83 %</text:p>
          </table:table-cell>
          <table:table-cell table:style-name="ce35"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Teruel Centro</text:p>
          </table:table-cell>
          <table:table-cell table:style-name="ce23" office:value-type="float" office:value="8" calcext:value-type="float">
            <text:p>8</text:p>
          </table:table-cell>
          <table:table-cell table:style-name="ce30" table:formula="of:=[.B47]/[.$B$100]" office:value-type="percentage" office:value="0.0183066361556064" calcext:value-type="percentage">
            <text:p>1,83 %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Delicias Norte</text:p>
          </table:table-cell>
          <table:table-cell table:style-name="ce23" office:value-type="float" office:value="7" calcext:value-type="float">
            <text:p>7</text:p>
          </table:table-cell>
          <table:table-cell table:style-name="ce30" table:formula="of:=[.B48]/[.$B$100]" office:value-type="percentage" office:value="0.0160183066361556" calcext:value-type="percentage">
            <text:p>1,60 %</text:p>
          </table:table-cell>
          <table:table-cell table:style-name="ce35"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Universitas</text:p>
          </table:table-cell>
          <table:table-cell table:style-name="ce23" office:value-type="float" office:value="7" calcext:value-type="float">
            <text:p>7</text:p>
          </table:table-cell>
          <table:table-cell table:style-name="ce30" table:formula="of:=[.B49]/[.$B$100]" office:value-type="percentage" office:value="0.0160183066361556" calcext:value-type="percentage">
            <text:p>1,60 %</text:p>
          </table:table-cell>
          <table:table-cell table:style-name="ce35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Zalfonada</text:p>
          </table:table-cell>
          <table:table-cell table:style-name="ce23" office:value-type="float" office:value="7" calcext:value-type="float">
            <text:p>7</text:p>
          </table:table-cell>
          <table:table-cell table:style-name="ce30" table:formula="of:=[.B50]/[.$B$100]" office:value-type="percentage" office:value="0.0160183066361556" calcext:value-type="percentage">
            <text:p>1,60 %</text:p>
          </table:table-cell>
          <table:table-cell table:style-name="ce35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ctur Norte</text:p>
          </table:table-cell>
          <table:table-cell table:style-name="ce23" office:value-type="float" office:value="6" calcext:value-type="float">
            <text:p>6</text:p>
          </table:table-cell>
          <table:table-cell table:style-name="ce30" table:formula="of:=[.B51]/[.$B$100]" office:value-type="percentage" office:value="0.0137299771167048" calcext:value-type="percentage">
            <text:p>1,37 %</text:p>
          </table:table-cell>
          <table:table-cell table:style-name="ce35" office:value-type="float" office:value="24" calcext:value-type="float">
            <text:p>24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ctur Sur</text:p>
          </table:table-cell>
          <table:table-cell table:style-name="ce23" office:value-type="float" office:value="6" calcext:value-type="float">
            <text:p>6</text:p>
          </table:table-cell>
          <table:table-cell table:style-name="ce30" table:formula="of:=[.B52]/[.$B$100]" office:value-type="percentage" office:value="0.0137299771167048" calcext:value-type="percentage">
            <text:p>1,37 %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Hernan Cortes</text:p>
          </table:table-cell>
          <table:table-cell table:style-name="ce23" office:value-type="float" office:value="6" calcext:value-type="float">
            <text:p>6</text:p>
          </table:table-cell>
          <table:table-cell table:style-name="ce30" table:formula="of:=[.B53]/[.$B$100]" office:value-type="percentage" office:value="0.0137299771167048" calcext:value-type="percentage">
            <text:p>1,37 %</text:p>
          </table:table-cell>
          <table:table-cell table:style-name="ce35" office:value-type="float" office:value="26" calcext:value-type="float">
            <text:p>26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gasta-Ruiseñores</text:p>
          </table:table-cell>
          <table:table-cell table:style-name="ce23" office:value-type="float" office:value="6" calcext:value-type="float">
            <text:p>6</text:p>
          </table:table-cell>
          <table:table-cell table:style-name="ce30" table:formula="of:=[.B54]/[.$B$100]" office:value-type="percentage" office:value="0.0137299771167048" calcext:value-type="percentage">
            <text:p>1,37 %</text:p>
          </table:table-cell>
          <table:table-cell table:style-name="ce35" office:value-type="float" office:value="27" calcext:value-type="float">
            <text:p>27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n Pablo</text:p>
          </table:table-cell>
          <table:table-cell table:style-name="ce23" office:value-type="float" office:value="6" calcext:value-type="float">
            <text:p>6</text:p>
          </table:table-cell>
          <table:table-cell table:style-name="ce30" table:formula="of:=[.B55]/[.$B$100]" office:value-type="percentage" office:value="0.0137299771167048" calcext:value-type="percentage">
            <text:p>1,37 %</text:p>
          </table:table-cell>
          <table:table-cell table:style-name="ce35" office:value-type="float" office:value="28" calcext:value-type="float">
            <text:p>28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nta Isabel</text:p>
          </table:table-cell>
          <table:table-cell table:style-name="ce23" office:value-type="float" office:value="6" calcext:value-type="float">
            <text:p>6</text:p>
          </table:table-cell>
          <table:table-cell table:style-name="ce30" table:formula="of:=[.B56]/[.$B$100]" office:value-type="percentage" office:value="0.0137299771167048" calcext:value-type="percentage">
            <text:p>1,37 %</text:p>
          </table:table-cell>
          <table:table-cell table:style-name="ce35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lcañiz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B57]/[.$B$100]" office:value-type="percentage" office:value="0.011441647597254" calcext:value-type="percentage">
            <text:p>1,14 %</text:p>
          </table:table-cell>
          <table:table-cell table:style-name="ce35"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lmozara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B58]/[.$B$100]" office:value-type="percentage" office:value="0.011441647597254" calcext:value-type="percentage">
            <text:p>1,14 %</text:p>
          </table:table-cell>
          <table:table-cell table:style-name="ce35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Casablanca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B59]/[.$B$100]" office:value-type="percentage" office:value="0.011441647597254" calcext:value-type="percentage">
            <text:p>1,14 %</text:p>
          </table:table-cell>
          <table:table-cell table:style-name="ce35"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Cella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B60]/[.$B$100]" office:value-type="percentage" office:value="0.011441647597254" calcext:value-type="percentage">
            <text:p>1,14 %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n Jose Sur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B61]/[.$B$100]" office:value-type="percentage" office:value="0.011441647597254" calcext:value-type="percentage">
            <text:p>1,14 %</text:p>
          </table:table-cell>
          <table:table-cell table:style-name="ce35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rrabal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62]/[.$B$100]" office:value-type="percentage" office:value="0.0091533180778032" calcext:value-type="percentage">
            <text:p>0,92 %</text:p>
          </table:table-cell>
          <table:table-cell table:style-name="ce35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Baguena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63]/[.$B$100]" office:value-type="percentage" office:value="0.0091533180778032" calcext:value-type="percentage">
            <text:p>0,92 %</text:p>
          </table:table-cell>
          <table:table-cell table:style-name="ce35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Bombarda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64]/[.$B$100]" office:value-type="percentage" office:value="0.0091533180778032" calcext:value-type="percentage">
            <text:p>0,92 %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Bujaraloz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65]/[.$B$100]" office:value-type="percentage" office:value="0.0091533180778032" calcext:value-type="percentage">
            <text:p>0,92 %</text:p>
          </table:table-cell>
          <table:table-cell table:style-name="ce35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Fraga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66]/[.$B$100]" office:value-type="percentage" office:value="0.0091533180778032" calcext:value-type="percentage">
            <text:p>0,92 %</text:p>
          </table:table-cell>
          <table:table-cell table:style-name="ce35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La Almunia De Doña Godina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67]/[.$B$100]" office:value-type="percentage" office:value="0.0091533180778032" calcext:value-type="percentage">
            <text:p>0,92 %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Madre Vedruna-Miraflores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68]/[.$B$100]" office:value-type="percentage" office:value="0.0091533180778032" calcext:value-type="percentage">
            <text:p>0,92 %</text:p>
          </table:table-cell>
          <table:table-cell table:style-name="ce35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Valdespartera-Montecanal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69]/[.$B$100]" office:value-type="percentage" office:value="0.0091533180778032" calcext:value-type="percentage">
            <text:p>0,92 %</text:p>
          </table:table-cell>
          <table:table-cell table:style-name="ce35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Zuera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70]/[.$B$100]" office:value-type="percentage" office:value="0.0091533180778032" calcext:value-type="percentage">
            <text:p>0,92 %</text:p>
          </table:table-cell>
          <table:table-cell table:style-name="ce35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lfajarin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71]/[.$B$100]" office:value-type="percentage" office:value="0.0068649885583524" calcext:value-type="percentage">
            <text:p>0,69 %</text:p>
          </table:table-cell>
          <table:table-cell table:style-name="ce35" office:value-type="float" office:value="44" calcext:value-type="float">
            <text:p>44</text:p>
          </table:table-cell>
          <table:table-cell table:number-columns-repeated="2"/>
          <table:table-cell table:style-name="ce61"/>
          <table:table-cell table:number-columns-repeated="3"/>
        </table:table-row>
        <table:table-row table:style-name="ro2">
          <table:table-cell table:style-name="ce13" office:value-type="string" calcext:value-type="string">
            <text:p>Benabarre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72]/[.$B$100]" office:value-type="percentage" office:value="0.0068649885583524" calcext:value-type="percentage">
            <text:p>0,69 %</text:p>
          </table:table-cell>
          <table:table-cell table:style-name="ce35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Cariñena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73]/[.$B$100]" office:value-type="percentage" office:value="0.0068649885583524" calcext:value-type="percentage">
            <text:p>0,69 %</text:p>
          </table:table-cell>
          <table:table-cell table:style-name="ce35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Epila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74]/[.$B$100]" office:value-type="percentage" office:value="0.0068649885583524" calcext:value-type="percentage">
            <text:p>0,69 %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Hijar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75]/[.$B$100]" office:value-type="percentage" office:value="0.0068649885583524" calcext:value-type="percentage">
            <text:p>0,69 %</text:p>
          </table:table-cell>
          <table:table-cell table:style-name="ce35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Independencia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76]/[.$B$100]" office:value-type="percentage" office:value="0.0068649885583524" calcext:value-type="percentage">
            <text:p>0,69 %</text:p>
          </table:table-cell>
          <table:table-cell table:style-name="ce35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Oliver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77]/[.$B$100]" office:value-type="percentage" office:value="0.0068649885583524" calcext:value-type="percentage">
            <text:p>0,69 %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Romareda - Seminario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78]/[.$B$100]" office:value-type="percentage" office:value="0.0068649885583524" calcext:value-type="percentage">
            <text:p>0,69 %</text:p>
          </table:table-cell>
          <table:table-cell table:style-name="ce35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daba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79]/[.$B$100]" office:value-type="percentage" office:value="0.0068649885583524" calcext:value-type="percentage">
            <text:p>0,69 %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n Jose Norte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80]/[.$B$100]" office:value-type="percentage" office:value="0.0068649885583524" calcext:value-type="percentage">
            <text:p>0,69 %</text:p>
          </table:table-cell>
          <table:table-cell table:style-name="ce35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Teruel Ensanche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81]/[.$B$100]" office:value-type="percentage" office:value="0.0068649885583524" calcext:value-type="percentage">
            <text:p>0,69 %</text:p>
          </table:table-cell>
          <table:table-cell table:style-name="ce35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Utrillas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82]/[.$B$100]" office:value-type="percentage" office:value="0.0068649885583524" calcext:value-type="percentage">
            <text:p>0,69 %</text:p>
          </table:table-cell>
          <table:table-cell table:style-name="ce35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ctur Oeste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83]/[.$B$100]" office:value-type="percentage" office:value="0.0045766590389016" calcext:value-type="percentage">
            <text:p>0,46 %</text:p>
          </table:table-cell>
          <table:table-cell table:style-name="ce35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lfambra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84]/[.$B$100]" office:value-type="percentage" office:value="0.0045766590389016" calcext:value-type="percentage">
            <text:p>0,46 %</text:p>
          </table:table-cell>
          <table:table-cell table:style-name="ce35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lmudevar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85]/[.$B$100]" office:value-type="percentage" office:value="0.0045766590389016" calcext:value-type="percentage">
            <text:p>0,46 %</text:p>
          </table:table-cell>
          <table:table-cell table:style-name="ce35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Jaca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86]/[.$B$100]" office:value-type="percentage" office:value="0.0045766590389016" calcext:value-type="percentage">
            <text:p>0,46 %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Venecia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87]/[.$B$100]" office:value-type="percentage" office:value="0.0045766590389016" calcext:value-type="percentage">
            <text:p>0,46 %</text:p>
          </table:table-cell>
          <table:table-cell table:style-name="ce35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Villamayor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88]/[.$B$100]" office:value-type="percentage" office:value="0.0045766590389016" calcext:value-type="percentage">
            <text:p>0,46 %</text:p>
          </table:table-cell>
          <table:table-cell table:style-name="ce35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lcoris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9]/[.$B$100]" office:value-type="percentage" office:value="0.0022883295194508" calcext:value-type="percentage">
            <text:p>0,23 %</text:p>
          </table:table-cell>
          <table:table-cell table:style-name="ce35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Calamoch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0]/[.$B$100]" office:value-type="percentage" office:value="0.0022883295194508" calcext:value-type="percentage">
            <text:p>0,23 %</text:p>
          </table:table-cell>
          <table:table-cell table:style-name="ce35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Calatayud Urban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1]/[.$B$100]" office:value-type="percentage" office:value="0.0022883295194508" calcext:value-type="percentage">
            <text:p>0,23 %</text:p>
          </table:table-cell>
          <table:table-cell table:style-name="ce35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Casetas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2]/[.$B$100]" office:value-type="percentage" office:value="0.0022883295194508" calcext:value-type="percentage">
            <text:p>0,23 %</text:p>
          </table:table-cell>
          <table:table-cell table:style-name="ce35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Grañen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3]/[.$B$100]" office:value-type="percentage" office:value="0.0022883295194508" calcext:value-type="percentage">
            <text:p>0,23 %</text:p>
          </table:table-cell>
          <table:table-cell table:style-name="ce35"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Monreal Del Campo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4]/[.$B$100]" office:value-type="percentage" office:value="0.0022883295194508" calcext:value-type="percentage">
            <text:p>0,23 %</text:p>
          </table:table-cell>
          <table:table-cell table:style-name="ce35"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biñanigo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5]/[.$B$100]" office:value-type="percentage" office:value="0.0022883295194508" calcext:value-type="percentage">
            <text:p>0,23 %</text:p>
          </table:table-cell>
          <table:table-cell table:style-name="ce35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riñen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6]/[.$B$100]" office:value-type="percentage" office:value="0.0022883295194508" calcext:value-type="percentage">
            <text:p>0,23 %</text:p>
          </table:table-cell>
          <table:table-cell table:style-name="ce35"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Tauste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7]/[.$B$100]" office:value-type="percentage" office:value="0.0022883295194508" calcext:value-type="percentage">
            <text:p>0,23 %</text:p>
          </table:table-cell>
          <table:table-cell table:style-name="ce35"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Utebo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8]/[.$B$100]" office:value-type="percentage" office:value="0.0022883295194508" calcext:value-type="percentage">
            <text:p>0,23 %</text:p>
          </table:table-cell>
          <table:table-cell table:style-name="ce35"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ona básica de Salud no identificada</text:p>
          </table:table-cell>
          <table:table-cell table:style-name="ce24" office:value-type="float" office:value="23" calcext:value-type="float">
            <text:p>23</text:p>
          </table:table-cell>
          <table:table-cell table:style-name="ce30" table:formula="of:=[.B99]/[.$B$100]" office:value-type="percentage" office:value="0.0526315789473684" calcext:value-type="percentage">
            <text:p>5,26 %</text:p>
          </table:table-cell>
          <table:table-cell table:style-name="ce35"/>
          <table:table-cell table:number-columns-repeated="6"/>
        </table:table-row>
        <table:table-row table:style-name="ro2">
          <table:table-cell table:style-name="ce15" office:value-type="string" calcext:value-type="string">
            <text:p>TOTAL</text:p>
          </table:table-cell>
          <table:table-cell table:style-name="ce25" table:formula="of:=SUM([.B28:.B99])" office:value-type="float" office:value="437" calcext:value-type="float">
            <text:p>437</text:p>
          </table:table-cell>
          <table:table-cell table:number-columns-repeated="8"/>
        </table:table-row>
        <table:table-row table:style-name="ro3" table:number-rows-repeated="1048475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0917'.$A$1" table:cell-range-address="$'20200917'.$A$27:.$E$100"/>
        </table:named-expressions>
      </table:table>
      <table:named-expressions/>
      <table:database-ranges>
        <table:database-range table:name="__Anonymous_Sheet_DB__0" table:target-range-address="'20200917'.A27:'20200917'.E10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0917" style:display-name="PageStyle_2020091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09-18T15:47:23</dc:date>
    <meta:generator>LibreOffice/6.0.7.3$Linux_X86_64 LibreOffice_project/00m0$Build-3</meta:generator>
    <meta:document-statistic meta:table-count="1" meta:cell-count="420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